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7345015031358" calcext:value-type="float">
            <text:p>14.7345015031358</text:p>
          </table:table-cell>
          <table:table-cell table:formula="of:=AVERAGEIFS([.$AB$3:.$AB$379];[.$AC$3:.$AC$379];[.AE4])" office:value-type="float" office:value="34.5579562124607" calcext:value-type="float">
            <text:p>34.5579562124607</text:p>
          </table:table-cell>
          <table:table-cell table:formula="of:=AVERAGEIFS([.$AB$3:.$AB$379];[.$AC$3:.$AC$379];[.AF4])" office:value-type="float" office:value="46.3306664119834" calcext:value-type="float">
            <text:p>46.3306664119834</text:p>
          </table:table-cell>
          <table:table-cell table:formula="of:=AVERAGEIFS([.$AB$3:.$AB$379];[.$AC$3:.$AC$379];[.AG4])" office:value-type="float" office:value="61.0202413095788" calcext:value-type="float">
            <text:p>61.0202413095788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.25</text:p>
          </table:table-cell>
          <table:table-cell table:formula="of:=((([.$F17]+8)*2)^2)/([.$F1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2.25" calcext:value-type="float">
            <text:p>32.25</text:p>
          </table:table-cell>
          <table:table-cell table:formula="of:=((([.$F28]+8)*2)^2)/([.$F28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40.25" calcext:value-type="float">
            <text:p>40.25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62.25" calcext:value-type="float">
            <text:p>62.25</text:p>
          </table:table-cell>
          <table:table-cell table:formula="of:=((([.$F40]+8)*2)^2)/([.$F40]+60)" office:value-type="float" office:value="22.2222222222222" calcext:value-type="float">
            <text:p>22.222222222222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4" calcext:value-type="float">
            <text:p>54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23" calcext:value-type="float">
            <text:p>-23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1" calcext:value-type="float">
            <text:p>61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34" calcext:value-type="float">
            <text:p>-34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.25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.25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60" calcext:value-type="float">
            <text:p>60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2" calcext:value-type="float">
            <text:p>-52</text:p>
          </table:table-cell>
          <table:table-cell table:style-name="ce17" table:formula="of:=((([.$F189]+1)^2)/4)+20" office:value-type="float" office:value="549" calcext:value-type="float">
            <text:p>549</text:p>
          </table:table-cell>
          <table:table-cell table:formula="of:=((([.$F189]+8)*2)^2)/([.$F189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7" calcext:value-type="float">
            <text:p>57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44" calcext:value-type="float">
            <text:p>-44</text:p>
          </table:table-cell>
          <table:table-cell table:style-name="ce17" table:formula="of:=((([.$F194]+1)^2)/4)+20" office:value-type="float" office:value="152.25" calcext:value-type="float">
            <text:p>152.25</text:p>
          </table:table-cell>
          <table:table-cell table:formula="of:=((([.$F194]+8)*2)^2)/([.$F194]+60)" office:value-type="float" office:value="43.9024390243903" calcext:value-type="float">
            <text:p>43.902439024390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216" calcext:value-type="float">
            <text:p>216</text:p>
          </table:table-cell>
          <table:table-cell table:formula="of:=((([.$F213]+8)*2)^2)/([.$F213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.25</text:p>
          </table:table-cell>
          <table:table-cell table:formula="of:=((([.$F218]+8)*2)^2)/([.$F218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66" calcext:value-type="float">
            <text:p>66</text:p>
          </table:table-cell>
          <table:table-cell table:style-name="ce17" table:formula="of:=((([.$F237]+1)^2)/4)+20" office:value-type="float" office:value="130.25" calcext:value-type="float">
            <text:p>130.25</text:p>
          </table:table-cell>
          <table:table-cell table:formula="of:=((([.$F237]+8)*2)^2)/([.$F23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49.5" calcext:value-type="float">
            <text:p>4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45.5" calcext:value-type="float">
            <text:p>4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0]+[.C240]+[.D240]+[.E240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1" calcext:value-type="float">
            <text:p>51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0.5" calcext:value-type="float">
            <text:p>50.5</text:p>
          </table:table-cell>
          <table:table-cell table:style-name="ce17" table:formula="of:=((([.$F240]+1)^2)/4)+20" office:value-type="float" office:value="101" calcext:value-type="float">
            <text:p>101</text:p>
          </table:table-cell>
          <table:table-cell table:formula="of:=((([.$F240]+8)*2)^2)/([.$F240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30.25" calcext:value-type="float">
            <text:p>130.25</text:p>
          </table:table-cell>
          <table:table-cell table:formula="of:=((([.$F255]+8)*2)^2)/([.$F25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6" calcext:value-type="float">
            <text:p>46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68.5" calcext:value-type="float">
            <text:p>168.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50" calcext:value-type="float">
            <text:p>50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79" calcext:value-type="float">
            <text:p>179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6" calcext:value-type="float">
            <text:p>56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49.5" calcext:value-type="float">
            <text:p>149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61" calcext:value-type="float">
            <text:p>61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26.5" calcext:value-type="float">
            <text:p>126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 style:data-style-name="N2" text:time-value="10:52:06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4-23T11:05:01.257000000</dc:date>
    <meta:editing-duration>PT23H40M29S</meta:editing-duration>
    <meta:editing-cycles>378</meta:editing-cycles>
    <meta:generator>LibreOffice/7.1.5.2$Windows_X86_64 LibreOffice_project/85f04e9f809797b8199d13c421bd8a2b025d52b5</meta:generator>
    <meta:document-statistic meta:table-count="1" meta:cell-count="7358" meta:object-count="0"/>
  </office:meta>
</office:document-meta>
</file>